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52c049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19ce9" officeooo:paragraph-rsid="00519ce9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8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0a401" officeooo:paragraph-rsid="0050a401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5806ac" style:font-size-asian="12pt" style:font-size-complex="12pt"/>
    </style:style>
    <style:style style:name="T8" style:family="text">
      <style:text-properties fo:font-size="12pt" fo:font-weight="normal" officeooo:rsid="005ad6e3" style:font-size-asian="12pt" style:font-size-complex="12pt"/>
    </style:style>
    <style:style style:name="T9" style:family="text">
      <style:text-properties officeooo:rsid="00278edb"/>
    </style:style>
    <style:style style:name="T10" style:family="text">
      <style:text-properties officeooo:rsid="00344661"/>
    </style:style>
    <style:style style:name="T11" style:family="text">
      <style:text-properties officeooo:rsid="003db6f1"/>
    </style:style>
    <style:style style:name="T12" style:family="text">
      <style:text-properties officeooo:rsid="0052c2af"/>
    </style:style>
    <style:style style:name="T13" style:family="text">
      <style:text-properties officeooo:rsid="00547357"/>
    </style:style>
    <style:style style:name="T14" style:family="text">
      <style:text-properties officeooo:rsid="00593f7b"/>
    </style:style>
    <style:style style:name="T15" style:family="text">
      <style:text-properties officeooo:rsid="005ad6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 </text:span><text:span text:style-name="T8">Software Enginee</text:span><text:span text:style-name="T7">r </text:span><text:span text:style-name="T8">II</text:span><text:span text:style-name="T2">. With a Bachelor’s degree in Computer Science and Engineering, Master’s degree in Informatics, and an experience of </text:span><text:span text:style-name="T4">a little over </text:span><text:span text:style-name="T2">3 yrs in </text:span><text:span text:style-name="T7">telecommunication / </text:span><text:span text:style-name="T8">Networking</text:span><text:span text:style-name="T7"> domain</text:span><text:span text:style-name="T2"> </text:span><text:span text:style-name="T6">and </text:span><text:span text:style-name="T8">about </text:span><text:span text:style-name="T6">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1">are a good </text:span>match <text:span text:style-name="T11">with </text:span>my skills. <text:span text:style-name="T9">A <text:s/>few that I would like to highlight are mentioned below. I believe that these would be a very good fit for your job opening.</text:span></text:p>
      <text:p text:style-name="P2"/>
      <text:list xml:id="list4080810506935307682" text:style-name="L1">
        <text:list-item>
          <text:p text:style-name="P5">Skilled in designing, developing, and testing software using C / C++ <text:span text:style-name="T12">on Linux</text:span>.</text:p>
        </text:list-item>
        <text:list-item>
          <text:p text:style-name="P6"><text:span text:style-name="T13">Good</text:span> experience in <text:span text:style-name="T13">Parallel Programming</text:span>, <text:span text:style-name="T12">S</text:span>ocket programming (TCP / IP) and <text:span text:style-name="T12">D</text:span>istributed programming.</text:p>
        </text:list-item>
        <text:list-item>
          <text:p text:style-name="P7"><text:span text:style-name="T10">Strong experience working on large scale projects and the complete software lifecycle process</text:span>.</text:p>
        </text:list-item>
        <text:list-item>
          <text:p text:style-name="P8">Strong experience in unit, functional and integration testing of software.</text:p>
        </text:list-item>
      </text:list>
      <text:p text:style-name="P3"/>
      <text:p text:style-name="P1">Please <text:span text:style-name="T13">have a look at my resume</text:span> / <text:span text:style-name="T15">linkedin profile </text:span>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12-24T15:20:56.939293814</dc:date>
    <meta:editing-duration>PT36M5S</meta:editing-duration>
    <meta:editing-cycles>57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260" meta:character-count="1572" meta:non-whitespace-character-count="1327"/>
  </office:meta>
</office:document-meta>
</file>